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fo:font-variant="normal" fo:text-transform="none" fo:color="#333333" style:font-name="sans-serif" fo:letter-spacing="normal" fo:font-style="normal" fo:font-weight="normal"/>
    </style:style>
    <style:style style:name="P3" style:family="paragraph" style:parent-style-name="Standard">
      <style:text-properties fo:font-variant="normal" fo:text-transform="none" fo:color="#333333" style:font-name="sans-serif" fo:letter-spacing="normal" fo:font-style="normal"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enial-of-Service-Attacks (DoS)</text:span><text:line-break/>Diese Angriffe führen in der Regel zu einer Überlastung des Netzverkehrs und verhindern, dass legitime Benutzer auf die betreffenden Systeme oder Ressourcen zugreifen und sie nutzen können. Denial-of-Service-Angriffe zielen darauf ab, betriebliche Systeme zu stören, indem sie das System einer größeren Menge von Zugriffs- und Verarbeitungsanfragen aussetzen, als es bewältigen kann, so dass das System überlastet wird und zusammenbricht. Solche Angriffe stellen eine Bedrohung für Organisationen dar, die sich bei der Abwicklung von Geschäften und der Kommunikation hauptsächlich auf das Internet verlassen.</text:p>
      <text:p text:style-name="P1"/>
      <text:p text:style-name="P1"/>
      <text:p text:style-name="P1"><text:span text:style-name="T1">Defacement-Attacks</text:span><text:line-break/>Bei diesen Angriffen wird die Webseite des Ziels aus kriminellen Motiven durch den Inhalt einer gefälschten Seite ersetzt. Eine Variante dieser Art von Angriffen besteht darin, den Benutzer auf eine gefälschte Website zu leiten, die wie die Seite aussieht, auf die er zuzugreifen versucht.</text:p>
      <text:p text:style-name="P1"/>
      <text:p text:style-name="P1"/>
      <text:p text:style-name="P3">Malware-Attacks</text:p>
      <text:p text:style-name="P2">Malware ist ein Programm, das absichtlich und unerwartet den regulären Betrieb eines Computersystems stören kann. In der Regel zielt Malware darauf ab, Geld oder Informationen zu stehlen. Malware wurde überall gefunden und betrifft alle Beteiligten in allen Tätigkeitsbereichen. </text:p>
      <text:p text:style-name="P1"/>
      <text:p text:style-name="P1"/>
      <text:p text:style-name="P1"><text:span text:style-name="T1">Cyber-Infiltration</text:span><text:line-break/>Dieser Begriff bezieht sich auf Angriffe auf ein System unter Verwendung geschützter Identifikationsdaten rechtmäßiger Benutzer. Die Angreifer verwenden echte Anmeldeinformationen legitimer Benutzer, um das Unternehmen unbemerkt zu infiltrieren. Die primäre Methode der Infiltration besteht darin, sich mit Hilfe eines Trojaners oder eines Spionageprogramms Zugang zum System zu verschaffen und dabei völlig unbemerkt zu bleiben. Diese Programme ermöglichen es den Angreifern auch, die Systemaktivitäten aus der Ferne zu steuern. Solche Angriffe können als Sabotage angesehen werden, da sie das Abfangen von Informationen und die Beeinträchtigung von Computeranlagen beinhalten.</text:p>
      <text:p text:style-name="P1"/>
      <text:p text:style-name="P1"/>
      <text:p text:style-name="P1">The Biggest Cybersecurity Threats<text:line-break/>Cybersecurity-Experten aktualisieren ständig ihr Wissen und halten sich über neue Bedrohungen und Angriffe auf dem Laufenden. Das hohe Volumen der globalen Internetnutzung und die Vielfalt der beteiligten Hardware bedeutet, dass die erforderliche Wissensbasis für die Informationssicherheit sehr umfangreich ist. <text:s/><text:line-break/><text:line-break/>Die größten Sorgen bereiten derzeit Ransomware, die Ausweitung des Internets der Dinge (IoT), Cloud-Angriffe und Phishing-Angriffe. Um diese Bedrohungen zu entschärfen, sind Experten erforderlich, die ihr Wissen über neue Angriffe und die Sicherung von Computersystemen gegen diese Angriffe ständig aktualisieren. <text:line-break/><text:line-break/>Trends in Cyberattacks<text:line-break/>Einer der wichtigsten Trends bei Cyberangriffen ist die Verlagerung des Schwerpunkts von Einzelpersonen auf Unternehmen und Länder. Ursprünglich war die Cyberkriminalität unstrukturiert und wurde von Einzelpersonen durchgeführt. Heute werden einige Cyberangriffe von strukturierten Gruppen durchgeführt, die direkt von Staaten gebildet und koordiniert werden. <text:s/><text:line-break/><text:line-break/>Ein weiterer Trend, über den McAfee berichtet, ist die Zunahme von dateilosen Angriffen. Diese Angriffe werden mit Malware ausgeführt, die aus dem Speicher läuft oder gestartet wird. Dabei werden Systemtools wie Windows PowerShell verwendet, um weniger Spuren von skriptbasierter Malware zu hinterlassen.</text:p>
      <text:p text:style-name="P1"/>
      <text:p text:style-name="P1">Malware ist eine sich ständig weiterentwickelnde Bedrohung, die immer ausgefeilter und komplexer geworden ist. Ein solches Beispiel ist das Aufkommen von Kryptowährungs-Mining-Malware, auch <text:soft-page-break/>bekannt als Cryptojacking-Malware.</text:p>
      <text:p text:style-name="P1"/>
      <text:p text:style-name="P1">Diese Art von Malware infiziert eine breite Palette von Geräten, darunter PCs, Server, Smartphones und sogar Geräte, die mit dem Internet der Dinge (IoT) verbunden sind. Die Malware nutzt die Verarbeitungsleistung dieser Geräte, um Kryptowährungen wie Bitcoin, Monero oder Ethereum ohne das Wissen oder die Zustimmung des Besitzers zu schürfen.<text:line-break/><text:line-break/>Cryptojacking-Malware generiert Einnahmen für den Angreifer, indem sie die Ressourcen des Opfers ausnutzt, was sich schnell zu erheblichen Gewinnen summieren kann. Malware zum Schürfen von Kryptowährungen ist zu einer ernsthaften Bedrohung geworden, und es wird vorhergesagt, dass sie in den kommenden Jahren beliebter sein wird als Standard-Malware.<text:line-break/><text:line-break/>Die Erkennung von Cryptocurrency-Mining-Malware oder Cryptojacking kann aufgrund ihrer heimlichen Natur eine Herausforderung darstellen. Im Gegensatz zu anderen Arten von Malware, die dem System des Opfers spürbaren Schaden zufügen oder dessen Betrieb stören können, ist Cryptojacking-Malware so konzipiert, dass sie so lange wie möglich unentdeckt bleibt.<text:line-break/><text:line-break/>Cryptojacking ist nur ein Beispiel dafür, wie sich Malware zu einer erheblichen Bedrohung für Einzelpersonen und Unternehmen entwickelt hat. Daher ist es wichtig, wachsam zu sein und sich vor diesen und anderen neuen Bedrohungen zu schützen.</text:p>
      <text:p text:style-name="P1"/>
      <text:p text:style-name="P1"/>
      <text:p text:style-name="P1">Jetzt, da Sie wissen, was Malware ist, ist es an der Zeit zu verstehen, wie sie sich verbreitet. Zu den Verbreitungsmechanismen von Malware gehören die Infizierung vorhandener ausführbarer Dateien oder interpretierter Inhalte mit Viren, das Ausnutzen von Softwareschwachstellen, um die Replikation von Malware zu ermöglichen, und Social-Engineering-Angriffe, um Sicherheitsmechanismen zu umgehen und Trojaner zu installieren oder Antworten auf Phishing-Angriffe zu erhalten.<text:line-break/><text:line-break/>Während frühere Malware in der Regel nur eine einzige Verbreitungsmethode nutzte, ist in letzter Zeit vermehrt gemischte Malware aufgetaucht, die eine Vielzahl von Verbreitungsmechanismen und Nutzdaten verwendet, um ihre Fähigkeit zu erhöhen, sich zu verbreiten, zu verstecken und eine Vielzahl von Aufgaben auf den Zielen auszuführen. Um die Geschwindigkeit der Ansteckung und die Schwere des Angriffs zu erhöhen, verwendet ein gemischter Angriff mehrere Infektions- oder Verbreitungsmethoden. Einige Malware-Typen können ihre Verbreitungs- und Nutzlastmethoden nach der Installation anpassen.</text:p>
      <text:p text:style-name="P1"/>
      <text:p text:style-name="P1"><text:span text:style-name="T1">Windows-Manipulation</text:span><text:line-break/>Bei der Windows-Manipulation handelt es sich um eine Windows-Prozedur, die im Allgemeinen Code direkt schreibt und implementiert, indem sie Techniken wie die Umgehung der Whitelist oder der Benutzerzugriffskontrolle (UAC) einsetzt. Die Benutzerzugriffskontrolle (User Access Control, UAC) ist eine Sicherheitsfunktion in Windows-Betriebssystemen, die dazu beiträgt, unbefugte Änderungen am System zu verhindern, indem sie den Benutzer um Erlaubnis bittet, bevor bestimmte Aktionen oder Änderungen vorgenommen werden können. Sie soll das System vor bösartiger Software oder vor Benutzern schützen, die versuchen, unerlaubte Änderungen vorzunehmen, indem sie die Genehmigung eines Administrators oder der Benutzer selbst verlangt.</text:p>
      <text:p text:style-name="P1"/>
      <text:p text:style-name="P1"><text:span text:style-name="T1">Memory Injection</text:span><text:line-break/>Die Speicherinjektion ist eine Methode, die es Malware ermöglicht, durch Prozeduren, die auf dem Computersystem ausgeführt werden und sich im Arbeitsspeicher befinden, funktionsfähig zu bleiben. Die Malware tut dies, indem sie sich in legitime Programme einschleust, die nicht auf eine Whitelist gesetzt oder gescannt werden können und für Windows-Aktionen entscheidend sind, was bedeutet, dass sie nicht von Firewalls oder Anti-Malware-Programmen blockiert werden können. Einige Quellcodes, die in Hacker-Community-Foren veröffentlicht wurden, enthalten Injektionstechniken, die für ihren Shellcode bekannt sind und mit denen sich fast jede Cybercrime-Software laden lässt.</text:p>
      <text:p text:style-name="P1"/>
      <text:p text:style-name="P3"><text:soft-page-break/>Script Based</text:p>
      <text:p text:style-name="P2">Die Vermeidung der Erkennung durch Antiviren- oder Überwachungssoftware ist ein Hauptziel von Schadsoftwareanwendungen. Die skriptbasierte Implementierung ist eine Art Stealth-Modus, der als Teil eines Betriebssystems getarnt ist und über hohe Zugriffsrechte verfügt, um seine Existenz zu verschleiern. Programmierer bösartiger Software verwenden diese Technik häufig, und sie wird immer effektiv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0.979cm" fo:margin-bottom="0.938cm" fo:margin-left="0.979cm" fo:margin-right="1.18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M40S</meta:editing-duration>
    <meta:editing-cycles>4</meta:editing-cycles>
    <meta:generator>OpenOffice/4.1.14$Win32 OpenOffice.org_project/4114m1$Build-9811</meta:generator>
    <dc:date>2024-01-08T12:06:28.80</dc:date>
    <dc:creator>kaos sevdalisi</dc:creator>
    <meta:document-statistic meta:table-count="0" meta:image-count="0" meta:object-count="0" meta:page-count="3" meta:paragraph-count="13" meta:word-count="1003" meta:character-count="7737"/>
    <meta:user-defined meta:name="Info 1"/>
    <meta:user-defined meta:name="Info 2"/>
    <meta:user-defined meta:name="Info 3"/>
    <meta:user-defined meta:name="Info 4"/>
  </office:meta>
</office:document-meta>
</file>